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d6e50" officeooo:paragraph-rsid="001d6e5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d6e50" officeooo:paragraph-rsid="001d6e5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1fdd78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fdd78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246a9f"/>
    </style:style>
    <style:style style:name="T5" style:family="text">
      <style:text-properties officeooo:rsid="00256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ma chance para entender ou aprofundar conhecimentos do que é Software Livre</text:p>
      <text:p text:style-name="P1"/>
      <text:p text:style-name="P1"><text:s/></text:p>
      <text:p text:style-name="P3">Ao longo de 4 dias, Fórum Software Livre traz militantes e conhecedores do assunto em evento na capital gaúcha </text:p>
      <text:p text:style-name="P3"/>
      <text:p text:style-name="P3"><text:s/></text:p>
      <text:p text:style-name="P3">O movimento Software Livre existe há muitos anos, mas ganhou especial visibilidade quando Edward Snowden ex-funcionário da CIA e ex-contratado da NSA 4 tornou público detalhes de vários programas que constituem o sistema de vigilância global da NSA americana. O assunto teve repercussão mundial e levantou a discussão sobre a segurança na internet. </text:p>
      <text:p text:style-name="P3"/>
      <text:p text:style-name="P3">A cidade de Porto Alegre já vem se consolidando como precursora no debate de temas envolvendo o Software Livre e até o próximo sábado (10/05) recebe milhares de militantes ou apaixonados pelo movimento na 15ª edição do Fórum Software Livre (FISL), que ocorre no Centro de Eventos da PUC-RS. Trata-se de uma grande oportunidade para quem não conhece o assunto. </text:p>
      <text:p text:style-name="P3"/>
      <text:p text:style-name="P3">- O Software Livre possui uma regra de formação que obriga que ele seja mantido livre. O autor pode modificá-lo, usá-lo para pesquisa, enfim, ninguém discute, mas ele deve ser mantido livre - explica o embaixador da ASL.Org - Sady Jacques. </text:p>
      <text:p text:style-name="P3"/>
      <text:p text:style-name="P3">Alguns conceitos ainda se confundem, como o Código Aberto, que é diferente de Software Livre. </text:p>
      <text:p text:style-name="P3"/>
      <text:p text:style-name="P3">- O Código Aberto (Open Source) não é a mesma coisa. Ele é disponível para uso qualquer, mas inclusive para um eventual fechamento. É comum players do mercado de tecnologia usarem "Open Source" para suas soluções. Trata-se de uma construção colaborativa e compartilhada de um conjunto de pessoas que sustenta aquela solução final. Porém a diferença é que o código aberto fica dentro de um código fechado, mas em um determinado momento ele deixa de ser livre - completa Sady. </text:p>
      <text:p text:style-name="P3"/>
      <text:p text:style-name="P3">O Software Livre é regulado por quatro liberdades: A liberdade de executar o programa, para qualquer propósito (liberdade nº 0); a liberdade de estudar como o programa funciona, e adaptá-lo para as suas necessidades (liberdade nº 1), Acesso ao código-fonte é um pré-requisito para esta liberdade; a liberdade de redistribuir cópias de modo que você possa ajudar ao seu próximo (liberdade nº 2); a liberdade de aperfeiçoar o programa, e liberar os seus aperfeiçoamentos, de modo que toda a comunidade se beneficie (liberdade nº 3). Acesso ao código-fonte é um pré-requisito para esta liberdade. 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5"/>
      <text:p text:style-name="P5"/>
      <text:p text:style-name="P6"><text:soft-page-break/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8"/>
      <text:p text:style-name="P13">Fotos <text:span text:style-name="T4">do </text:span>FISL <text:span text:style-name="T5">2014</text:span>:</text:p>
      <text:p text:style-name="P12"><text:a xlink:type="simple" xlink:href="https://www.flickr.com/fislquinze"><text:span text:style-name="T3">https://www.flickr.com/fislquinze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7</meta:editing-cycles>
    <meta:creation-date>2014-04-30T13:37:00</meta:creation-date>
    <dc:date>2014-05-08T14:41:26.162332466</dc:date>
    <meta:editing-duration>PT1H13M11S</meta:editing-duration>
    <meta:generator>LibreOffice/4.1.2.3$Linux_X86_64 LibreOffice_project/410m0$Build-3</meta:generator>
    <meta:document-statistic meta:table-count="0" meta:image-count="0" meta:object-count="0" meta:page-count="2" meta:paragraph-count="22" meta:word-count="507" meta:character-count="3245" meta:non-whitespace-character-count="27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